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 style:data-style-name="N2"/>
    <style:style style:name="ce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L9] * 7)" office:value-type="float" office:value="5" calcext:value-type="float">
            <text:p>5</text:p>
          </table:table-cell>
          <table:table-cell table:formula="of:=ROUND([.M3] +[.L10] * 7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table:style-name="ce4" office:value-type="string" calcext:value-type="string">
            <text:p>calcululo delta</text:p>
          </table:table-cell>
          <table:table-cell table:style-name="ce7"/>
          <table:table-cell table:style-name="ce10"/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 calcext:value-type="string">
            <text:p>angulo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1" calcext:value-type="float">
            <text:p>1</text:p>
          </table:table-cell>
          <table:table-cell table:formula="of:=[.$F$6]*([.E9] - [.$L$3])+[.$M$3]"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>
            <text:p>cos</text:p>
          </table:table-cell>
          <table:table-cell table:style-name="ce2" table:formula="of:=COS(RADIANS([.L8]))" office:value-type="float" office:value="0.707106781186548" calcext:value-type="float">
            <text:p>0.71</text:p>
          </table:table-cell>
          <table:table-cell table:style-name="ce11"/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2" calcext:value-type="float">
            <text:p>2</text:p>
          </table:table-cell>
          <table:table-cell table:formula="of:=[.$F$6]*([.E10] - [.$L$3])+[.$M$3]" office:value-type="float" office:value="2" calcext:value-type="float">
            <text:p>2</text:p>
          </table:table-cell>
          <table:table-cell table:number-columns-repeated="3"/>
          <table:table-cell table:style-name="ce6" office:value-type="string" calcext:value-type="string">
            <text:p>sen</text:p>
          </table:table-cell>
          <table:table-cell table:style-name="ce9" table:formula="of:=SIN(RADIANS([.L8]))" office:value-type="float" office:value="0.707106781186548" calcext:value-type="float">
            <text:p>0.71</text:p>
          </table:table-cell>
          <table:table-cell table:style-name="ce12"/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3" calcext:value-type="float">
            <text:p>3</text:p>
          </table:table-cell>
          <table:table-cell table:formula="of:=[.$F$6]*([.E11] - [.$L$3])+[.$M$3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n</text:p>
          </table:table-cell>
          <table:table-cell table:formula="of:=TAN(RADIANS([.L8]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4" calcext:value-type="float">
            <text:p>4</text:p>
          </table:table-cell>
          <table:table-cell table:formula="of:=[.$F$6]*([.E12] - [.$L$3])+[.$M$3]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5" calcext:value-type="float">
            <text:p>5</text:p>
          </table:table-cell>
          <table:table-cell table:formula="of:=[.$F$6]*([.E13] - [.$L$3])+[.$M$3]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L3]+[.L9]" office:value-type="float" office:value="0.707106781186548" calcext:value-type="float">
            <text:p>0.707106781186548</text:p>
          </table:table-cell>
          <table:table-cell table:formula="of:=[.M3]+[.L10]" office:value-type="float" office:value="0.707106781186548" calcext:value-type="float">
            <text:p>0.707106781186548</text:p>
          </table:table-cell>
          <table:table-cell/>
          <table:table-cell table:formula="of:=ROUND([.L13])" office:value-type="float" office:value="1" calcext:value-type="float">
            <text:p>1</text:p>
          </table:table-cell>
          <table:table-cell table:formula="of:=ROUND([.M13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6" calcext:value-type="float">
            <text:p>6</text:p>
          </table:table-cell>
          <table:table-cell table:formula="of:=[.$F$6]*([.E14] - [.$L$3])+[.$M$3]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L13]+[.$L$9]" office:value-type="float" office:value="1.4142135623731" calcext:value-type="float">
            <text:p>1.4142135623731</text:p>
          </table:table-cell>
          <table:table-cell table:formula="of:=[.M13]+[.$L$10]" office:value-type="float" office:value="1.4142135623731" calcext:value-type="float">
            <text:p>1.4142135623731</text:p>
          </table:table-cell>
          <table:table-cell/>
          <table:table-cell table:formula="of:=ROUND([.L14])" office:value-type="float" office:value="1" calcext:value-type="float">
            <text:p>1</text:p>
          </table:table-cell>
          <table:table-cell table:formula="of:=ROUND([.M14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7" calcext:value-type="float">
            <text:p>7</text:p>
          </table:table-cell>
          <table:table-cell table:formula="of:=[.$F$6]*([.E15] - [.$L$3])+[.$M$3]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L14]+[.$L$9]" office:value-type="float" office:value="2.12132034355964" calcext:value-type="float">
            <text:p>2.12132034355964</text:p>
          </table:table-cell>
          <table:table-cell table:formula="of:=[.M14]+[.$L$10]" office:value-type="float" office:value="2.12132034355964" calcext:value-type="float">
            <text:p>2.12132034355964</text:p>
          </table:table-cell>
          <table:table-cell/>
          <table:table-cell table:formula="of:=ROUND([.L15])" office:value-type="float" office:value="2" calcext:value-type="float">
            <text:p>2</text:p>
          </table:table-cell>
          <table:table-cell table:formula="of:=ROUND([.M15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8" calcext:value-type="float">
            <text:p>8</text:p>
          </table:table-cell>
          <table:table-cell table:formula="of:=[.$F$6]*([.E16] - [.$L$3])+[.$M$3]"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L15]+[.$L$9]" office:value-type="float" office:value="2.82842712474619" calcext:value-type="float">
            <text:p>2.82842712474619</text:p>
          </table:table-cell>
          <table:table-cell table:formula="of:=[.M15]+[.$L$10]" office:value-type="float" office:value="2.82842712474619" calcext:value-type="float">
            <text:p>2.82842712474619</text:p>
          </table:table-cell>
          <table:table-cell/>
          <table:table-cell table:formula="of:=ROUND([.L16])" office:value-type="float" office:value="3" calcext:value-type="float">
            <text:p>3</text:p>
          </table:table-cell>
          <table:table-cell table:formula="of:=ROUND([.M16])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formula="of:=[.L16]+[.$L$9]" office:value-type="float" office:value="3.53553390593274" calcext:value-type="float">
            <text:p>3.53553390593274</text:p>
          </table:table-cell>
          <table:table-cell table:formula="of:=[.M16]+[.$L$10]" office:value-type="float" office:value="3.53553390593274" calcext:value-type="float">
            <text:p>3.53553390593274</text:p>
          </table:table-cell>
          <table:table-cell/>
          <table:table-cell table:formula="of:=ROUND([.L17])" office:value-type="float" office:value="4" calcext:value-type="float">
            <text:p>4</text:p>
          </table:table-cell>
          <table:table-cell table:formula="of:=ROUND([.M17]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3"/>
          <table:table-cell office:value-type="float" office:value="6" calcext:value-type="float">
            <text:p>6</text:p>
          </table:table-cell>
          <table:table-cell table:formula="of:=[.L17]+[.$L$9]" office:value-type="float" office:value="4.24264068711929" calcext:value-type="float">
            <text:p>4.24264068711929</text:p>
          </table:table-cell>
          <table:table-cell table:formula="of:=[.M17]+[.$L$10]" office:value-type="float" office:value="4.24264068711929" calcext:value-type="float">
            <text:p>4.24264068711929</text:p>
          </table:table-cell>
          <table:table-cell/>
          <table:table-cell table:formula="of:=ROUND([.L18])" office:value-type="float" office:value="4" calcext:value-type="float">
            <text:p>4</text:p>
          </table:table-cell>
          <table:table-cell table:formula="of:=ROUND([.M18]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L18]+[.$L$9]" office:value-type="float" office:value="4.94974746830583" calcext:value-type="float">
            <text:p>4.94974746830583</text:p>
          </table:table-cell>
          <table:table-cell table:formula="of:=[.M18]+[.$L$10]" office:value-type="float" office:value="4.94974746830583" calcext:value-type="float">
            <text:p>4.94974746830583</text:p>
          </table:table-cell>
          <table:table-cell/>
          <table:table-cell table:formula="of:=ROUND([.L19])" office:value-type="float" office:value="5" calcext:value-type="float">
            <text:p>5</text:p>
          </table:table-cell>
          <table:table-cell table:formula="of:=ROUND([.M19]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L19]+[.$L$9]" office:value-type="float" office:value="5.65685424949238" calcext:value-type="float">
            <text:p>5.65685424949238</text:p>
          </table:table-cell>
          <table:table-cell table:formula="of:=[.M19]+[.$L$10]" office:value-type="float" office:value="5.65685424949238" calcext:value-type="float">
            <text:p>5.65685424949238</text:p>
          </table:table-cell>
          <table:table-cell/>
          <table:table-cell table:formula="of:=ROUND([.L20])" office:value-type="float" office:value="6" calcext:value-type="float">
            <text:p>6</text:p>
          </table:table-cell>
          <table:table-cell table:formula="of:=ROUND([.M20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L20]+[.$L$9]" office:value-type="float" office:value="6.36396103067893" calcext:value-type="float">
            <text:p>6.36396103067893</text:p>
          </table:table-cell>
          <table:table-cell table:formula="of:=[.M20]+[.$L$10]" office:value-type="float" office:value="6.36396103067893" calcext:value-type="float">
            <text:p>6.36396103067893</text:p>
          </table:table-cell>
          <table:table-cell/>
          <table:table-cell table:formula="of:=ROUND([.L21])" office:value-type="float" office:value="6" calcext:value-type="float">
            <text:p>6</text:p>
          </table:table-cell>
          <table:table-cell table:formula="of:=ROUND([.M21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L21]+[.$L$9]" office:value-type="float" office:value="7.07106781186548" calcext:value-type="float">
            <text:p>7.07106781186548</text:p>
          </table:table-cell>
          <table:table-cell table:formula="of:=[.M21]+[.$L$10]" office:value-type="float" office:value="7.07106781186548" calcext:value-type="float">
            <text:p>7.07106781186548</text:p>
          </table:table-cell>
          <table:table-cell/>
          <table:table-cell table:formula="of:=ROUND([.L22])" office:value-type="float" office:value="7" calcext:value-type="float">
            <text:p>7</text:p>
          </table:table-cell>
          <table:table-cell table:formula="of:=ROUND([.M22]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L22]+[.$L$9]" office:value-type="float" office:value="7.77817459305203" calcext:value-type="float">
            <text:p>7.77817459305203</text:p>
          </table:table-cell>
          <table:table-cell table:formula="of:=[.M22]+[.$L$10]" office:value-type="float" office:value="7.77817459305202" calcext:value-type="float">
            <text:p>7.77817459305202</text:p>
          </table:table-cell>
          <table:table-cell/>
          <table:table-cell table:formula="of:=ROUND([.L23])" office:value-type="float" office:value="8" calcext:value-type="float">
            <text:p>8</text:p>
          </table:table-cell>
          <table:table-cell table:formula="of:=ROUND([.M23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peo</text:p>
          </table:table-cell>
          <table:table-cell table:formula="of:=[.G21]+(([.G23] - [.G19])*([.G22] - [.G21]))/([.G20]-[.G19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L23]+[.$L$9]" office:value-type="float" office:value="8.48528137423857" calcext:value-type="float">
            <text:p>8.48528137423857</text:p>
          </table:table-cell>
          <table:table-cell table:formula="of:=[.M23]+[.$L$10]" office:value-type="float" office:value="8.48528137423857" calcext:value-type="float">
            <text:p>8.48528137423857</text:p>
          </table:table-cell>
          <table:table-cell/>
          <table:table-cell table:formula="of:=ROUND([.L24])" office:value-type="float" office:value="8" calcext:value-type="float">
            <text:p>8</text:p>
          </table:table-cell>
          <table:table-cell table:formula="of:=ROUND([.M24]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formula="of:=[.L24]+[.$L$9]" office:value-type="float" office:value="9.19238815542512" calcext:value-type="float">
            <text:p>9.19238815542512</text:p>
          </table:table-cell>
          <table:table-cell table:formula="of:=[.M24]+[.$L$10]" office:value-type="float" office:value="9.19238815542512" calcext:value-type="float">
            <text:p>9.19238815542512</text:p>
          </table:table-cell>
          <table:table-cell/>
          <table:table-cell table:formula="of:=ROUND([.L25])" office:value-type="float" office:value="9" calcext:value-type="float">
            <text:p>9</text:p>
          </table:table-cell>
          <table:table-cell table:formula="of:=ROUND([.M25]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formula="of:=[.L25]+[.$L$9]" office:value-type="float" office:value="9.89949493661167" calcext:value-type="float">
            <text:p>9.89949493661167</text:p>
          </table:table-cell>
          <table:table-cell table:formula="of:=[.M25]+[.$L$10]" office:value-type="float" office:value="9.89949493661167" calcext:value-type="float">
            <text:p>9.89949493661167</text:p>
          </table:table-cell>
          <table:table-cell/>
          <table:table-cell table:formula="of:=ROUND([.L26])" office:value-type="float" office:value="10" calcext:value-type="float">
            <text:p>10</text:p>
          </table:table-cell>
          <table:table-cell table:formula="of:=ROUND([.M26]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formula="of:=[.L26]+[.$L$9]" office:value-type="float" office:value="10.6066017177982" calcext:value-type="float">
            <text:p>10.6066017177982</text:p>
          </table:table-cell>
          <table:table-cell table:formula="of:=[.M26]+[.$L$10]" office:value-type="float" office:value="10.6066017177982" calcext:value-type="float">
            <text:p>10.6066017177982</text:p>
          </table:table-cell>
          <table:table-cell/>
          <table:table-cell table:formula="of:=ROUND([.L27])" office:value-type="float" office:value="11" calcext:value-type="float">
            <text:p>11</text:p>
          </table:table-cell>
          <table:table-cell table:formula="of:=ROUND([.M27])" office:value-type="float" office:value="11" calcext:value-type="float">
            <text:p>11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table:formula="of:=[.L27]+[.$L$9]" office:value-type="float" office:value="11.3137084989848" calcext:value-type="float">
            <text:p>11.3137084989848</text:p>
          </table:table-cell>
          <table:table-cell table:formula="of:=[.M27]+[.$L$10]" office:value-type="float" office:value="11.3137084989848" calcext:value-type="float">
            <text:p>11.3137084989848</text:p>
          </table:table-cell>
          <table:table-cell/>
          <table:table-cell table:formula="of:=ROUND([.L28])" office:value-type="float" office:value="11" calcext:value-type="float">
            <text:p>11</text:p>
          </table:table-cell>
          <table:table-cell table:formula="of:=ROUND([.M28])" office:value-type="float" office:value="11" calcext:value-type="float">
            <text:p>11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formula="of:=[.L28]+[.$L$9]" office:value-type="float" office:value="12.0208152801713" calcext:value-type="float">
            <text:p>12.0208152801713</text:p>
          </table:table-cell>
          <table:table-cell table:formula="of:=[.M28]+[.$L$10]" office:value-type="float" office:value="12.0208152801713" calcext:value-type="float">
            <text:p>12.0208152801713</text:p>
          </table:table-cell>
          <table:table-cell/>
          <table:table-cell table:formula="of:=ROUND([.L29])" office:value-type="float" office:value="12" calcext:value-type="float">
            <text:p>12</text:p>
          </table:table-cell>
          <table:table-cell table:formula="of:=ROUND([.M29])"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formula="of:=[.L29]+[.$L$9]" office:value-type="float" office:value="12.7279220613579" calcext:value-type="float">
            <text:p>12.7279220613579</text:p>
          </table:table-cell>
          <table:table-cell table:formula="of:=[.M29]+[.$L$10]" office:value-type="float" office:value="12.7279220613579" calcext:value-type="float">
            <text:p>12.7279220613579</text:p>
          </table:table-cell>
          <table:table-cell/>
          <table:table-cell table:formula="of:=ROUND([.L30])" office:value-type="float" office:value="13" calcext:value-type="float">
            <text:p>13</text:p>
          </table:table-cell>
          <table:table-cell table:formula="of:=ROUND([.M30])"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formula="of:=[.L30]+[.$L$9]" office:value-type="float" office:value="13.4350288425444" calcext:value-type="float">
            <text:p>13.4350288425444</text:p>
          </table:table-cell>
          <table:table-cell table:formula="of:=[.M30]+[.$L$10]" office:value-type="float" office:value="13.4350288425444" calcext:value-type="float">
            <text:p>13.4350288425444</text:p>
          </table:table-cell>
          <table:table-cell/>
          <table:table-cell table:formula="of:=ROUND([.L31])" office:value-type="float" office:value="13" calcext:value-type="float">
            <text:p>13</text:p>
          </table:table-cell>
          <table:table-cell table:formula="of:=ROUND([.M31])"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L31]+[.$L$9]" office:value-type="float" office:value="14.142135623731" calcext:value-type="float">
            <text:p>14.142135623731</text:p>
          </table:table-cell>
          <table:table-cell table:formula="of:=[.M31]+[.$L$10]" office:value-type="float" office:value="14.142135623731" calcext:value-type="float">
            <text:p>14.142135623731</text:p>
          </table:table-cell>
          <table:table-cell/>
          <table:table-cell table:formula="of:=ROUND([.L32])" office:value-type="float" office:value="14" calcext:value-type="float">
            <text:p>14</text:p>
          </table:table-cell>
          <table:table-cell table:formula="of:=ROUND([.M32])" office:value-type="float" office:value="14" calcext:value-type="float">
            <text:p>14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L32]+[.$L$9]" office:value-type="float" office:value="14.8492424049175" calcext:value-type="float">
            <text:p>14.8492424049175</text:p>
          </table:table-cell>
          <table:table-cell table:formula="of:=[.M32]+[.$L$10]" office:value-type="float" office:value="14.8492424049175" calcext:value-type="float">
            <text:p>14.8492424049175</text:p>
          </table:table-cell>
          <table:table-cell/>
          <table:table-cell table:formula="of:=ROUND([.L33])" office:value-type="float" office:value="15" calcext:value-type="float">
            <text:p>15</text:p>
          </table:table-cell>
          <table:table-cell table:formula="of:=ROUND([.M33]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2" number:min-decimal-places="12" number:min-integer-digits="1"/>
    </number:number-style>
    <number:number-style style:name="N148">
      <number:number number:decimal-places="11" number:min-decimal-places="11" number:min-integer-digits="1"/>
    </number:number-style>
    <number:number-style style:name="N149">
      <number:number number:decimal-places="10" number:min-decimal-places="10" number:min-integer-digits="1"/>
    </number:number-style>
    <number:number-style style:name="N150">
      <number:number number:decimal-places="9" number:min-decimal-places="9" number:min-integer-digits="1"/>
    </number:number-style>
    <number:number-style style:name="N151">
      <number:number number:decimal-places="8" number:min-decimal-places="8" number:min-integer-digits="1"/>
    </number:number-style>
    <number:number-style style:name="N152">
      <number:number number:decimal-places="7" number:min-decimal-places="7" number:min-integer-digits="1"/>
    </number:number-style>
    <number:number-style style:name="N15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20:26:22.421929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1-04T22:18:10.370412780</dc:date>
    <meta:editing-duration>PT18H19M40S</meta:editing-duration>
    <meta:editing-cycles>6</meta:editing-cycles>
    <meta:generator>LibreOffice/24.8.3.2$Linux_X86_64 LibreOffice_project/e14c9fdd1f585efcbb2c5363087a99d20928d522</meta:generator>
    <meta:document-statistic meta:table-count="1" meta:cell-count="170" meta:object-count="0"/>
  </office:meta>
</office:document-meta>
</file>